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575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6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svg:x="9.4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6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svg:x="9.5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draw:transform="rotate (1.5707963267949) translate (7.751cm 3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2" draw:id="id2" draw:layer="layout" draw:line-skew="-0.576cm" svg:x1="4.684cm" svg:y1="1.009cm" svg:x2="3.03cm" svg:y2="2.076cm" draw:start-shape="id1" draw:start-glue-point="3" svg:d="M4684 1009h-1654v1067" svg:viewBox="0 0 1655 1068">
          <text:p/>
        </draw:connector>
        <draw:connector draw:style-name="gr2" draw:text-style-name="P1" draw:layer="layout" svg:x1="3.03cm" svg:y1="2.076cm" svg:x2="4.684cm" svg:y2="4.909cm" draw:start-shape="id2" draw:start-glue-point="3" draw:end-shape="id3" draw:end-glue-point="3" svg:d="M3030 2076v2833h1654" svg:viewBox="0 0 1655 2834">
          <text:p/>
        </draw:connector>
        <draw:connector draw:style-name="gr2" draw:text-style-name="P1" draw:layer="layout" draw:line-skew="0.239cm" svg:x1="12.492cm" svg:y1="7.739cm" svg:x2="8.018cm" svg:y2="8.276cm" draw:end-shape="id4" draw:end-glue-point="6" svg:d="M12492 7739v1277h-4474v-740" svg:viewBox="0 0 4475 1278">
          <text:p/>
        </draw:connector>
        <draw:connector draw:style-name="gr2" draw:text-style-name="P1" draw:layer="layout" svg:x1="6.359cm" svg:y1="4.909cm" svg:x2="9.584cm" svg:y2="4.909cm" draw:start-shape="id3" draw:start-glue-point="1" draw:end-shape="id5" draw:end-glue-point="3" svg:d="M6359 4909h3225" svg:viewBox="0 0 3226 1">
          <text:p/>
        </draw:connector>
        <draw:connector draw:style-name="gr2" draw:text-style-name="P1" draw:layer="layout" svg:x1="8.026cm" svg:y1="3.75cm" svg:x2="9.584cm" svg:y2="4.909cm" draw:start-shape="id6" draw:start-glue-point="3" draw:end-shape="id5" draw:end-glue-point="3" svg:d="M8026 3750v1159h1558" svg:viewBox="0 0 1559 1160">
          <text:p/>
        </draw:connector>
        <draw:connector draw:style-name="gr2" draw:text-style-name="P1" draw:layer="layout" svg:x1="9.484cm" svg:y1="1.009cm" svg:x2="8.026cm" svg:y2="2.075cm" draw:start-shape="id7" draw:start-glue-point="3" draw:end-shape="id6" draw:end-glue-point="1" svg:d="M9484 1009h-1458v1066" svg:viewBox="0 0 1459 1067">
          <text:p/>
        </draw:connector>
        <draw:frame draw:style-name="gr3" draw:text-style-name="P2" draw:layer="layout" svg:width="3.041cm" svg:height="1.114cm" svg:x="13.34cm" svg:y="3.339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4" draw:text-style-name="P1" draw:layer="layout" svg:width="2.153cm" svg:height="2.573cm" svg:x="11.485cm" svg:y="1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12.559cm" svg:y1="2.412cm" svg:x2="12.559cm" svg:y2="3.677cm">
            <text:p/>
          </draw:line>
        </draw:g>
        <draw:custom-shape draw:style-name="gr6" draw:text-style-name="P4" xml:id="id4" draw:id="id4" draw:layer="layout" svg:width="2.153cm" svg:height="2.573cm" svg:x="6.941cm" svg:y="5.703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19cm" svg:height="1.114cm" svg:x="8.362cm" svg:y="7.418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2" draw:text-style-name="P5" draw:layer="layout" svg:x1="6.359cm" svg:y1="4.909cm" svg:x2="8.018cm" svg:y2="5.703cm" draw:start-shape="id3" draw:start-glue-point="1" draw:end-shape="id4" draw:end-glue-point="4" svg:d="M6359 4909h1659v794" svg:viewBox="0 0 1660 795">
          <text:p/>
        </draw:connector>
        <draw:connector draw:style-name="gr2" draw:text-style-name="P5" draw:layer="layout" svg:x1="6.359cm" svg:y1="1.009cm" svg:x2="8.026cm" svg:y2="2.075cm" draw:start-shape="id1" draw:start-glue-point="1" draw:end-shape="id6" draw:end-glue-point="1" svg:d="M6359 1009h1667v1066" svg:viewBox="0 0 1668 1067">
          <text:p/>
        </draw:connector>
        <draw:connector draw:style-name="gr2" draw:text-style-name="P5" draw:layer="layout" svg:x1="11.259cm" svg:y1="4.909cm" svg:x2="12.393cm" svg:y2="4.939cm" draw:start-shape="id5" draw:start-glue-point="1" draw:end-shape="id8" draw:end-glue-point="6" svg:d="M11259 4909h567v30h567" svg:viewBox="0 0 1135 31">
          <text:p/>
        </draw:connector>
        <draw:connector draw:style-name="gr2" draw:text-style-name="P5" draw:layer="layout" svg:x1="11.159cm" svg:y1="1.009cm" svg:x2="12.561cm" svg:y2="1.665cm" draw:start-shape="id7" draw:start-glue-point="1" draw:end-shape="id9" draw:end-glue-point="0" svg:d="M11159 1009h1402v656" svg:viewBox="0 0 1403 657">
          <text:p/>
        </draw:connector>
        <draw:connector draw:style-name="gr2" draw:text-style-name="P5" draw:layer="layout" svg:x1="12.561cm" svg:y1="4.238cm" svg:x2="12.492cm" svg:y2="6.012cm" draw:start-shape="id9" draw:start-glue-point="2" svg:d="M12561 4238v1138h-69v636" svg:viewBox="0 0 70 1775">
          <text:p/>
        </draw:connector>
        <draw:custom-shape draw:style-name="gr1" draw:text-style-name="P1" xml:id="id10" draw:id="id10" draw:layer="layout" svg:width="1.675cm" svg:height="0.551cm" svg:x="4.683cm" svg:y="8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2.75cm 7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358cm" svg:y1="9.009cm" svg:x2="8.018cm" svg:y2="8.276cm" draw:start-shape="id10" draw:start-glue-point="1" draw:end-shape="id4" draw:end-glue-point="6" svg:d="M6358 9009h1660v-733" svg:viewBox="0 0 1661 734">
          <text:p/>
        </draw:connector>
        <draw:connector draw:style-name="gr2" draw:text-style-name="P5" draw:layer="layout" svg:x1="3.025cm" svg:y1="6.075cm" svg:x2="4.684cm" svg:y2="4.909cm" draw:start-shape="id11" draw:start-glue-point="1" draw:end-shape="id3" draw:end-glue-point="3" svg:d="M3025 6075v-1166h1659" svg:viewBox="0 0 1660 1167">
          <text:p/>
        </draw:connector>
        <draw:connector draw:style-name="gr2" draw:text-style-name="P5" draw:layer="layout" svg:x1="3.025cm" svg:y1="7.75cm" svg:x2="4.683cm" svg:y2="9.009cm" draw:start-shape="id11" draw:start-glue-point="3" draw:end-shape="id10" draw:end-glue-point="3" svg:d="M3025 7750v1259h1658" svg:viewBox="0 0 1659 1260">
          <text:p/>
        </draw:connector>
        <draw:frame draw:style-name="gr8" draw:text-style-name="P6" draw:layer="layout" svg:width="1.162cm" svg:height="1.114cm" svg:x="5.051cm" svg:y="1.285cm">
          <draw:text-box>
            <text:p>R<text:span text:style-name="T5">1</text:span></text:p>
          </draw:text-box>
        </draw:frame>
        <draw:frame draw:style-name="gr8" draw:text-style-name="P6" draw:layer="layout" svg:width="1.162cm" svg:height="1.114cm" svg:x="5.028cm" svg:y="9.285cm">
          <draw:text-box>
            <text:p>R<text:span text:style-name="T5">7</text:span></text:p>
          </draw:text-box>
        </draw:frame>
        <draw:frame draw:style-name="gr8" draw:text-style-name="P6" draw:layer="layout" svg:width="1.162cm" svg:height="1.114cm" svg:x="9.898cm" svg:y="5.185cm">
          <draw:text-box>
            <text:p>R<text:span text:style-name="T5">5</text:span></text:p>
          </draw:text-box>
        </draw:frame>
        <draw:frame draw:style-name="gr9" draw:text-style-name="P6" draw:layer="layout" svg:width="1.162cm" svg:height="1.114cm" svg:x="4.981cm" svg:y="5.185cm">
          <draw:text-box>
            <text:p>R<text:span text:style-name="T5">4</text:span></text:p>
          </draw:text-box>
        </draw:frame>
        <draw:frame draw:style-name="gr8" draw:text-style-name="P6" draw:layer="layout" svg:width="1.162cm" svg:height="1.114cm" svg:x="8.142cm" svg:y="2.503cm">
          <draw:text-box>
            <text:p>R<text:span text:style-name="T5">3</text:span></text:p>
          </draw:text-box>
        </draw:frame>
        <draw:frame draw:style-name="gr8" draw:text-style-name="P6" draw:layer="layout" svg:width="1.162cm" svg:height="1.114cm" svg:x="9.804cm" svg:y="1.285cm">
          <draw:text-box>
            <text:p>R<text:span text:style-name="T5">2</text:span></text:p>
          </draw:text-box>
        </draw:frame>
        <draw:frame draw:style-name="gr8" draw:text-style-name="P6" draw:layer="layout" svg:width="1.162cm" svg:height="1.114cm" svg:x="1.588cm" svg:y="6.319cm">
          <draw:text-box>
            <text:p>R<text:span text:style-name="T5">6</text:span></text:p>
          </draw:text-box>
        </draw:frame>
        <draw:custom-shape draw:style-name="gr10" draw:text-style-name="P5" draw:layer="layout" svg:width="0.234cm" svg:height="0.258cm" svg:x="7.89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8" draw:id="id8" draw:layer="layout" svg:width="0.234cm" svg:height="0.258cm" svg:x="12.3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234cm" svg:height="0.258cm" svg:x="2.8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8cm" svg:height="2.536cm" svg:x="6.718cm" svg:y="1.698cm">
          <draw:text-box>
            <text:p>+</text:p>
            <text:p>V<text:span text:style-name="T5">b</text:span></text:p>
            <text:p>-</text:p>
          </draw:text-box>
        </draw:frame>
        <draw:line draw:style-name="gr12" draw:text-style-name="P7" draw:layer="layout" svg:x1="3.67cm" svg:y1="6.075cm" svg:x2="3.67cm" svg:y2="7.962cm">
          <text:p/>
        </draw:line>
        <draw:frame draw:style-name="gr13" draw:text-style-name="P8" draw:layer="layout" svg:width="1.837cm" svg:height="1.825cm" svg:x="3.817cm" svg:y="6.324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14" draw:text-style-name="P7" draw:layer="layout" svg:x1="2.234cm" svg:y1="5.596cm" svg:x2="1.009cm" svg:y2="5.607cm">
            <text:p/>
          </draw:line>
          <draw:line draw:style-name="gr14" draw:text-style-name="P7" draw:layer="layout" svg:x1="2.235cm" svg:y1="5.59cm" svg:x2="1.01cm" svg:y2="5.601cm">
            <text:p/>
          </draw:line>
          <draw:line draw:style-name="gr14" draw:text-style-name="P7" draw:layer="layout" svg:x1="1.344cm" svg:y1="5.842cm" svg:x2="1.953cm" svg:y2="5.842cm">
            <text:p/>
          </draw:line>
          <draw:line draw:style-name="gr14" draw:text-style-name="P7" draw:layer="layout" svg:x1="1.508cm" svg:y1="6.053cm" svg:x2="1.801cm" svg:y2="6.053cm">
            <text:p/>
          </draw:line>
          <draw:line draw:style-name="gr14" draw:text-style-name="P7" draw:layer="layout" svg:x1="1.638cm" svg:y1="5.581cm" svg:x2="1.643cm" svg:y2="5.037cm">
            <text:p/>
          </draw:line>
        </draw:g>
        <draw:connector draw:style-name="gr15" draw:text-style-name="P5" draw:layer="layout" svg:x1="2.893cm" svg:y1="4.939cm" svg:x2="1.622cm" svg:y2="5.037cm" draw:start-shape="id12" draw:start-glue-point="6" draw:end-shape="id13" draw:end-glue-point="0" svg:d="M2893 4939h-1271v98" svg:viewBox="0 0 1272 99">
          <text:p/>
        </draw:connector>
        <draw:frame draw:style-name="gr16" draw:text-style-name="P6" draw:layer="layout" svg:width="0.853cm" svg:height="0.962cm" svg:x="8.027cm" svg:y="4.047cm">
          <draw:text-box>
            <text:p>5</text:p>
          </draw:text-box>
        </draw:frame>
        <draw:frame draw:style-name="gr16" draw:text-style-name="P6" draw:layer="layout" svg:width="0.853cm" svg:height="0.962cm" svg:x="2.726cm" svg:y="9.049cm">
          <draw:text-box>
            <text:p>7</text:p>
          </draw:text-box>
        </draw:frame>
        <draw:frame draw:style-name="gr16" draw:text-style-name="P6" draw:layer="layout" svg:width="0.853cm" svg:height="0.962cm" svg:x="7.527cm" svg:y="9.049cm">
          <draw:text-box>
            <text:p>8</text:p>
          </draw:text-box>
        </draw:frame>
        <draw:frame draw:style-name="gr16" draw:text-style-name="P6" draw:layer="layout" svg:width="0.853cm" svg:height="0.962cm" svg:x="12.528cm" svg:y="4.447cm">
          <draw:text-box>
            <text:p>6</text:p>
          </draw:text-box>
        </draw:frame>
        <draw:custom-shape draw:style-name="gr17" draw:text-style-name="P9" draw:layer="layout" svg:width="1.842cm" svg:height="1.843cm" svg:x="11.61cm" svg:y="5.876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111cm" svg:height="1.114cm" svg:x="13.541cm" svg:y="6.339cm">
          <draw:text-box>
            <text:p><text:span text:style-name="T1">V</text:span><text:span text:style-name="T2">x</text:span></text:p>
          </draw:text-box>
        </draw:frame>
        <draw:frame draw:style-name="gr16" draw:text-style-name="P6" draw:layer="layout" svg:width="0.853cm" svg:height="0.962cm" svg:x="7.629cm" svg:y="0.047cm">
          <draw:text-box>
            <text:p>2</text:p>
          </draw:text-box>
        </draw:frame>
        <draw:frame draw:style-name="gr16" draw:text-style-name="P6" draw:layer="layout" svg:width="0.853cm" svg:height="0.962cm" svg:x="12.23cm" svg:y="0.047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9:02.732974076</meta:creation-date>
    <dc:date>2021-03-30T16:55:50.118146403</dc:date>
    <meta:editing-duration>PT5M12S</meta:editing-duration>
    <meta:editing-cycles>2</meta:editing-cycles>
    <meta:generator>LibreOffice/6.4.6.2$Linux_X86_64 LibreOffice_project/40$Build-2</meta:generator>
    <meta:document-statistic meta:object-count="57"/>
  </office:meta>
</office:document-meta>
</file>